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svg:stroke-color="#666666" draw:marker-start-width="0.355cm" draw:marker-end-width="0.355cm" draw:fill-color="#ffffff" draw:opacity="0%" draw:textarea-horizontal-align="justify" draw:textarea-vertical-align="middle" draw:auto-grow-height="false" fo:min-height="8.068cm" fo:min-width="9.106cm" fo:padding-top="0.15cm" fo:padding-bottom="0.15cm" fo:padding-left="0.275cm" fo:padding-right="0.275cm" draw:shadow-opacity="0%"/>
    </style:style>
    <style:style style:name="gr2" style:family="graphic" style:parent-style-name="standard">
      <style:graphic-properties svg:stroke-width="0.051cm" draw:marker-start-width="0.355cm" draw:marker-end-width="0.355cm" draw:fill-color="#cfe7f5" draw:textarea-horizontal-align="justify" draw:textarea-vertical-align="middle" draw:auto-grow-height="false" fo:min-height="0.905cm" fo:min-width="1.9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972cm"/>
    </style:style>
    <style:style style:name="gr4" style:family="graphic" style:parent-style-name="standard">
      <style:graphic-properties draw:stroke="none" svg:stroke-color="#000000" draw:fill="none" draw:fill-color="#ffffff" fo:min-height="0.475cm"/>
    </style:style>
    <style:style style:name="gr5" style:family="graphic" style:parent-style-name="objectwithoutfill">
      <style:graphic-properties svg:stroke-width="0.051cm" svg:stroke-color="#3465a4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cm"/>
    </style:style>
    <style:style style:name="gr7" style:family="graphic" style:parent-style-name="standard">
      <style:graphic-properties svg:stroke-width="0.051cm" draw:marker-start-width="0.355cm" draw:marker-end-width="0.355cm" draw:fill-color="#cfe7f5" draw:textarea-horizontal-align="justify" draw:textarea-vertical-align="middle" draw:auto-grow-height="false" fo:min-height="0.996cm" fo:min-width="0.68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0.258cm"/>
    </style:style>
    <style:style style:name="gr9" style:family="graphic" style:parent-style-name="objectwithoutfill">
      <style:graphic-properties svg:stroke-width="0.051cm" svg:stroke-color="#666666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-color="#ffffff" draw:opacity="0%"/>
      <style:paragraph-properties fo:text-align="center"/>
    </style:style>
    <style:style style:name="P2" style:family="paragraph">
      <loext:graphic-properties draw:fill-color="#cfe7f5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5" style:family="paragraph">
      <style:paragraph-properties fo:text-align="center"/>
      <style:text-properties fo:color="#666666"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color="#666666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color="#666666"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color="#666666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10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11" style:family="paragraph">
      <loext:graphic-properties draw:fill-color="#cfe7f5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8pt" style:text-underline-style="none" fo:font-weight="bold" style:font-size-asian="8pt" style:font-weight-asian="bold" style:font-size-complex="8pt" style:font-weight-complex="bold"/>
    </style:style>
    <style:style style:name="T2" style:family="text">
      <style:text-properties fo:color="#666666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fo:color="#666666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10.16cm" svg:height="8.872cm" svg:x="5.04cm" svg:y="1.328cm">
          <draw:glue-point draw:id="4" svg:x="-2.464cm" svg:y="4.918cm"/>
          <draw:glue-point draw:id="5" svg:x="4.284cm" svg:y="-5.034cm"/>
          <draw:glue-point draw:id="6" svg:x="-4.96cm" svg:y="-3.633cm"/>
          <draw:glue-point draw:id="7" svg:x="-4.96cm" svg:y="3.523cm"/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2098.963893249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8" draw:id="id8" draw:layer="layout" svg:width="2.591cm" svg:height="1.335cm" svg:x="1.289cm" svg:y="5.1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591cm" svg:height="1.222cm" svg:x="1.289cm" svg:y="5.169cm">
          <draw:text-box>
            <text:p text:style-name="P3"><text:span text:style-name="T1">Scheduler.run()</text:span></text:p>
          </draw:text-box>
        </draw:frame>
        <draw:custom-shape draw:style-name="gr2" draw:text-style-name="P2" xml:id="id5" draw:id="id5" draw:layer="layout" svg:width="2.591cm" svg:height="1.335cm" svg:x="6.289cm" svg:y="5.0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xml:id="id1" draw:id="id1" draw:layer="layout" svg:width="2.591cm" svg:height="1.222cm" svg:x="6.289cm" svg:y="5.069cm">
          <draw:text-box>
            <text:p text:style-name="P3"><text:span text:style-name="T1">Wait</text:span></text:p>
          </draw:text-box>
        </draw:frame>
        <draw:frame draw:style-name="gr4" draw:text-style-name="P6" draw:layer="layout" svg:width="10.16cm" svg:height="0.725cm" svg:x="5.04cm" svg:y="1.374cm">
          <draw:text-box>
            <text:p text:style-name="P5"><text:span text:style-name="T2">Run Event Loop</text:span></text:p>
          </draw:text-box>
        </draw:frame>
        <draw:connector draw:style-name="gr5" draw:text-style-name="P7" draw:layer="layout" draw:type="curve" svg:x1="8.88cm" svg:y1="5.68cm" svg:x2="11.993cm" svg:y2="5.673cm" draw:start-shape="id1" draw:start-glue-point="1" draw:end-shape="id2" draw:end-glue-point="5" svg:d="M8880 5680c2316 0 760-7 3113-7" svg:viewBox="0 0 3114 8">
          <text:p/>
        </draw:connector>
        <draw:frame draw:style-name="gr6" draw:text-style-name="P9" draw:layer="layout" svg:width="2.734cm" svg:height="0.569cm" svg:x="9.358cm" svg:y="5.08cm">
          <draw:text-box>
            <text:p text:style-name="P8"><text:span text:style-name="T3">Job Done</text:span></text:p>
          </draw:text-box>
        </draw:frame>
        <draw:custom-shape draw:style-name="gr7" draw:text-style-name="P11" xml:id="id2" draw:id="id2" draw:layer="layout" svg:width="2.46cm" svg:height="2.59cm" svg:x="11.993cm" svg:y="4.378cm">
          <text:p text:style-name="P10"><text:span text:style-name="T4">Ready</text:span></text:p>
          <text:p text:style-name="P10"><text:span text:style-name="T4">Elements</text:span></text:p>
          <text:p text:style-name="P10"><text:span text:style-name="T4">Rema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4" draw:id="id4" draw:layer="layout" svg:width="2.591cm" svg:height="1.335cm" svg:x="6.289cm" svg:y="2.5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xml:id="id3" draw:id="id3" draw:layer="layout" svg:width="2.591cm" svg:height="1.222cm" svg:x="6.289cm" svg:y="2.569cm">
          <draw:text-box>
            <text:p text:style-name="P3"><text:span text:style-name="T1">Queue</text:span></text:p>
            <text:p text:style-name="P3"><text:span text:style-name="T1">Jobs</text:span></text:p>
          </draw:text-box>
        </draw:frame>
        <draw:connector draw:style-name="gr5" draw:text-style-name="P7" draw:layer="layout" draw:type="curve" svg:x1="13.223cm" svg:y1="4.378cm" svg:x2="8.88cm" svg:y2="3.18cm" draw:start-shape="id2" draw:start-glue-point="4" draw:end-shape="id3" draw:end-glue-point="1" svg:d="M13223 4378c0-799-1447-1198-4343-1198" svg:viewBox="0 0 4344 1199">
          <text:p/>
        </draw:connector>
        <draw:connector draw:style-name="gr5" draw:text-style-name="P7" draw:layer="layout" draw:type="curve" svg:x1="7.584cm" svg:y1="3.867cm" svg:x2="7.584cm" svg:y2="5.032cm" draw:start-shape="id4" draw:start-glue-point="2" draw:end-shape="id5" svg:d="M7584 3867v1165" svg:viewBox="0 0 1 1166">
          <text:p/>
        </draw:connector>
        <draw:frame draw:style-name="gr8" draw:text-style-name="P9" draw:layer="layout" svg:width="2.483cm" svg:height="0.569cm" svg:x="11.828cm" svg:y="3.154cm">
          <draw:text-box>
            <text:p text:style-name="P8"><text:span text:style-name="T3">Yes</text:span></text:p>
          </draw:text-box>
        </draw:frame>
        <draw:connector draw:style-name="gr9" draw:text-style-name="P7" draw:layer="layout" draw:type="curve" svg:x1="7.584cm" svg:y1="1.355cm" svg:x2="7.584cm" svg:y2="2.52cm" svg:d="M7584 1355v1165" svg:viewBox="0 0 1 1166">
          <text:p/>
        </draw:connector>
        <draw:custom-shape draw:style-name="gr2" draw:text-style-name="P2" draw:layer="layout" svg:width="2.591cm" svg:height="1.335cm" svg:x="6.289cm" svg:y="7.6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xml:id="id6" draw:id="id6" draw:layer="layout" svg:width="2.591cm" svg:height="1.222cm" svg:x="6.289cm" svg:y="7.669cm">
          <draw:text-box>
            <text:p text:style-name="P3"><text:span text:style-name="T1">Return</text:span></text:p>
          </draw:text-box>
        </draw:frame>
        <draw:connector draw:style-name="gr5" draw:text-style-name="P7" draw:layer="layout" draw:type="curve" svg:x1="13.223cm" svg:y1="6.968cm" svg:x2="8.88cm" svg:y2="8.28cm" draw:start-shape="id2" draw:start-glue-point="6" draw:end-shape="id6" draw:end-glue-point="1" svg:d="M13223 6968c0 875-1447 1312-4343 1312" svg:viewBox="0 0 4344 1313">
          <text:p/>
        </draw:connector>
        <draw:connector draw:style-name="gr9" draw:text-style-name="P7" draw:layer="layout" draw:type="curve" svg:x1="7.584cm" svg:y1="8.943cm" svg:x2="7.584cm" svg:y2="10.162cm" svg:d="M7584 8943v1219" svg:viewBox="0 0 1 1220">
          <text:p/>
        </draw:connector>
        <draw:connector draw:style-name="gr5" draw:text-style-name="P7" draw:layer="layout" draw:type="curve" svg:x1="5.081cm" svg:y1="8.889cm" svg:x2="2.584cm" svg:y2="6.467cm" draw:start-shape="id7" draw:start-glue-point="7" draw:end-shape="id8" draw:end-glue-point="2" svg:d="M5081 8889c-1665 0-2497-807-2497-2422" svg:viewBox="0 0 2498 2423">
          <text:p/>
        </draw:connector>
        <draw:connector draw:style-name="gr5" draw:text-style-name="P7" draw:layer="layout" draw:type="curve" svg:x1="2.584cm" svg:y1="5.132cm" svg:x2="5.081cm" svg:y2="2.541cm" draw:start-shape="id8" draw:start-glue-point="0" draw:end-shape="id7" draw:end-glue-point="6" svg:d="M2584 5132c0-1728 832-2591 2497-2591" svg:viewBox="0 0 2498 2592">
          <text:p/>
        </draw:connector>
        <draw:frame draw:style-name="gr8" draw:text-style-name="P9" draw:layer="layout" svg:width="2.483cm" svg:height="0.569cm" svg:x="11.829cm" svg:y="7.755cm">
          <draw:text-box>
            <text:p text:style-name="P8"><text:span text:style-name="T3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3T19:27:57.096603748</meta:creation-date>
    <dc:date>2018-10-13T20:21:46.179127548</dc:date>
    <meta:editing-duration>PT43M5S</meta:editing-duration>
    <meta:editing-cycles>6</meta:editing-cycles>
    <meta:generator>LibreOffice/5.1.4.1$Linux_X86_64 LibreOffice_project/10m0$Build-1</meta:generator>
    <meta:document-statistic meta:object-count="22"/>
  </office:meta>
</office:document-meta>
</file>